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rsid="0041a84b" officeooo:paragraph-rsid="0058d9f3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weight="bold" officeooo:rsid="005ae0fd" officeooo:paragraph-rsid="005f027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weight="normal" officeooo:rsid="005ae0fd" officeooo:paragraph-rsid="005f0274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paragraph-rsid="00623cce" style:font-weight-asian="bold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41a84b" officeooo:paragraph-rsid="005a41f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a41fd" officeooo:paragraph-rsid="005a41fd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17021" officeooo:paragraph-rsid="00617021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ae0fd" officeooo:paragraph-rsid="005ae0fd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ae0fd" officeooo:paragraph-rsid="005ae0fd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ae0fd" officeooo:paragraph-rsid="005f0274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5ae0fd" officeooo:paragraph-rsid="005f0274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d87c9" officeooo:paragraph-rsid="0060ca75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0ca75" officeooo:paragraph-rsid="0060ca75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f0274" officeooo:paragraph-rsid="00623cce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style:font-name="Liberation Sans" fo:font-size="14pt" fo:font-weight="normal" officeooo:rsid="005db62d" officeooo:paragraph-rsid="00623cce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a41fd" officeooo:paragraph-rsid="005a41fd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ae0fd" officeooo:paragraph-rsid="005ae0fd" style:font-name-asian="Liberation Serif" style:font-size-asian="14pt" style:font-weight-asian="bold" style:font-name-complex="Liberation Serif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f0274" officeooo:paragraph-rsid="005f0274" style:font-name-asian="Liberation Serif" style:font-size-asian="14pt" style:font-weight-asian="bold" style:font-name-complex="Liberation Serif" style:font-size-complex="14pt" style:font-weight-complex="bold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Liberation Sans" fo:font-weight="normal" officeooo:rsid="005a4ac9" officeooo:paragraph-rsid="005ae0fd" style:font-weight-asian="normal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officeooo:paragraph-rsid="0060ca75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officeooo:paragraph-rsid="005f0274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officeooo:paragraph-rsid="00623cce"/>
    </style:style>
    <style:style style:name="P24" style:family="paragraph" style:parent-style-name="Standard" style:list-style-name="L5">
      <style:paragraph-properties fo:line-height="150%" fo:text-align="justify" style:justify-single-word="false"/>
      <style:text-properties officeooo:paragraph-rsid="00623cce"/>
    </style:style>
    <style:style style:name="P25" style:family="paragraph" style:parent-style-name="Standard" style:list-style-name="L4">
      <style:paragraph-properties fo:line-height="150%" fo:text-align="justify" style:justify-single-word="false"/>
      <style:text-properties officeooo:rsid="005f0274" officeooo:paragraph-rsid="005f0274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50b9da"/>
    </style:style>
    <style:style style:name="T4" style:family="text">
      <style:text-properties officeooo:rsid="004ce2e4"/>
    </style:style>
    <style:style style:name="T5" style:family="text">
      <style:text-properties officeooo:rsid="005543c3"/>
    </style:style>
    <style:style style:name="T6" style:family="text">
      <style:text-properties officeooo:rsid="0041a84b"/>
    </style:style>
    <style:style style:name="T7" style:family="text">
      <style:text-properties officeooo:rsid="00538897"/>
    </style:style>
    <style:style style:name="T8" style:family="text">
      <style:text-properties officeooo:rsid="004e345b"/>
    </style:style>
    <style:style style:name="T9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5543c3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size="14pt" fo:font-weight="normal" officeooo:rsid="0058d9f3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fo:font-size="14pt" fo:font-weight="normal" officeooo:rsid="005a41fd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fo:font-weight="normal" officeooo:rsid="0060ca75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fo:font-size="14pt" style:font-name-asian="Liberation Serif" style:font-size-asian="14pt" style:font-name-complex="Liberation Serif" style:font-size-complex="14pt"/>
    </style:style>
    <style:style style:name="T17" style:family="text">
      <style:text-properties fo:font-size="14pt" officeooo:rsid="005ae0fd" style:font-name-asian="Liberation Serif" style:font-size-asian="14pt" style:font-name-complex="Liberation Serif" style:font-size-complex="14pt"/>
    </style:style>
    <style:style style:name="T18" style:family="text">
      <style:text-properties fo:font-size="14pt" officeooo:rsid="005c165c" style:font-name-asian="Liberation Serif" style:font-size-asian="14pt" style:font-name-complex="Liberation Serif" style:font-size-complex="14pt"/>
    </style:style>
    <style:style style:name="T19" style:family="text">
      <style:text-properties fo:font-size="14pt" officeooo:rsid="005f0274" style:font-name-asian="Liberation Serif" style:font-size-asian="14pt" style:font-name-complex="Liberation Serif" style:font-size-complex="14pt"/>
    </style:style>
    <style:style style:name="T20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21" style:family="text">
      <style:text-properties style:font-name="Liberation Sans" fo:font-size="14pt" fo:font-weight="normal" officeooo:rsid="005c1137" style:font-name-asian="Liberation Serif" style:font-size-asian="14pt" style:font-weight-asian="normal" style:font-name-complex="Liberation Serif" style:font-size-complex="14pt" style:font-weight-complex="normal"/>
    </style:style>
    <style:style style:name="T22" style:family="text">
      <style:text-properties style:font-name="Liberation Sans" fo:font-size="14pt" fo:font-weight="normal" officeooo:rsid="005ae0fd" style:font-name-asian="Liberation Serif" style:font-size-asian="14pt" style:font-weight-asian="normal" style:font-name-complex="Liberation Serif" style:font-size-complex="14pt" style:font-weight-complex="normal"/>
    </style:style>
    <style:style style:name="T23" style:family="text">
      <style:text-properties style:font-name="Liberation Sans" fo:font-size="14pt" fo:font-weight="normal" officeooo:rsid="005f0274" style:font-name-asian="Liberation Serif" style:font-size-asian="14pt" style:font-weight-asian="normal" style:font-name-complex="Liberation Serif" style:font-size-complex="14pt" style:font-weight-complex="normal"/>
    </style:style>
    <style:style style:name="T24" style:family="text">
      <style:text-properties style:font-name="Liberation Sans" fo:font-size="14pt" fo:font-weight="normal" officeooo:rsid="005d87c9" style:font-name-asian="Liberation Serif" style:font-size-asian="14pt" style:font-weight-asian="normal" style:font-name-complex="Liberation Serif" style:font-size-complex="14pt" style:font-weight-complex="normal"/>
    </style:style>
    <style:style style:name="T25" style:family="text">
      <style:text-properties style:font-name="Liberation Sans" fo:font-size="14pt" fo:font-weight="normal" officeooo:rsid="005db62d" style:font-name-asian="Liberation Serif" style:font-size-asian="14pt" style:font-weight-asian="normal" style:font-name-complex="Liberation Serif" style:font-size-complex="14pt" style:font-weight-complex="normal"/>
    </style:style>
    <style:style style:name="T26" style:family="text">
      <style:text-properties style:font-name="Liberation Sans" fo:font-size="14pt" fo:font-weight="normal" officeooo:rsid="0060ca75" style:font-name-asian="Liberation Serif" style:font-size-asian="14pt" style:font-weight-asian="normal" style:font-name-complex="Liberation Serif" style:font-size-complex="14pt" style:font-weight-complex="normal"/>
    </style:style>
    <style:style style:name="T27" style:family="text">
      <style:text-properties style:font-name="Liberation Sans" fo:font-size="14pt" fo:font-weight="normal" officeooo:rsid="00617021" style:font-name-asian="Liberation Serif" style:font-size-asian="14pt" style:font-weight-asian="normal" style:font-name-complex="Liberation Serif" style:font-size-complex="14pt" style:font-weight-complex="normal"/>
    </style:style>
    <style:style style:name="T28" style:family="text">
      <style:text-properties style:font-name="Liberation Sans" fo:font-size="14pt" officeooo:rsid="00623cce" style:font-name-asian="Liberation Serif" style:font-size-asian="14pt" style:font-name-complex="Liberation Serif" style:font-size-complex="14pt"/>
    </style:style>
    <style:style style:name="T29" style:family="text">
      <style:text-properties style:font-name="Liberation Sans" fo:font-size="14pt" officeooo:rsid="005ae0fd" style:font-name-asian="Liberation Serif" style:font-size-asian="14pt" style:font-name-complex="Liberation Serif" style:font-size-complex="14pt"/>
    </style:style>
    <style:style style:name="T30" style:family="text">
      <style:text-properties style:font-name="Liberation Sans" fo:font-size="12pt" fo:font-weight="normal" officeooo:rsid="005db62d" style:font-name-asian="Liberation Serif" style:font-size-asian="14pt" style:font-weight-asian="normal" style:font-name-complex="Liberation Serif" style:font-size-complex="14pt" style:font-weight-complex="normal"/>
    </style:style>
    <style:style style:name="T31" style:family="text">
      <style:text-properties officeooo:rsid="0065c84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Objectif</text:span><text:span text:style-name="T10">s</text:span><text:span text:style-name="T11"> :</text:span></text:p>
      <text:list xml:id="list3930084577" text:style-name="L1">
        <text:list-item>
          <text:p text:style-name="P6"><text:span text:style-name="T14">Découvrir le logiciel </text:span><text:span text:style-name="T12">GeoGebra </text:span><text:span text:style-name="T15">et t</text:span><text:span text:style-name="T12">rac</text:span><text:span text:style-name="T13">er</text:span><text:span text:style-name="T12"> des figures usuelles </text:span><text:span text:style-name="T14">avec</text:span><text:span text:style-name="T12">.</text:span></text:p>
        </text:list-item>
        <text:list-item>
          <text:p text:style-name="P6"><text:span text:style-name="T14">Vérifier certaines propriétés </text:span><text:span text:style-name="T12">des figures </text:span><text:span text:style-name="T14">tracées.</text:span></text:p>
        </text:list-item>
      </text:list>
      <text:p text:style-name="P7"/>
      <text:p text:style-name="P17">Consignes</text:p>
      <text:list xml:id="list2156848207" text:style-name="L2">
        <text:list-item>
          <text:p text:style-name="P8">Sauf indication contraire, toutes vos constructions devront être dynamiques, c’est à dire que leurs propriétés devront rester vraies en bougeant un de points de la figure (les autres points « s’adapteront »).</text:p>
        </text:list-item>
        <text:list-item>
          <text:p text:style-name="P20"><text:span text:style-name="T16">Créer un document texte </text:span><text:span text:style-name="T17">avec OpenOffice Writer</text:span><text:span text:style-name="T16">, </text:span><text:span text:style-name="T17">nommé d’après </text:span><text:span text:style-name="T16">les prénoms du binome, </text:span><text:span text:style-name="T17">en utilisant : démarrer &gt; bureautique &gt; OpenOffice Writer</text:span></text:p>
        </text:list-item>
        <text:list-item>
          <text:p text:style-name="P9">Dans ce fichier texte, répondre aux questions suivantes et y mettre des captures d’écran pour illustrer vos réponses.</text:p>
        </text:list-item>
        <text:list-item>
          <text:p text:style-name="P9">A la fin de la séance, envoyer ce document texte (au format pdf) au professeur via EcoleDirecte.</text:p>
        </text:list-item>
      </text:list>
      <text:p text:style-name="P10"/>
      <text:p text:style-name="P18">Questions</text:p>
      <text:p text:style-name="P4"><text:span text:style-name="T16">Vous pouvez traiter ces questions dans l’ordre de votre choix. Il y a beaucoup de questions et il vaut mieux bien en traiter quelques-unes, que d’essayer de toutes les </text:span><text:span text:style-name="T18">faire</text:span><text:span text:style-name="T16"> dans la précipitation.</text:span></text:p>
      <text:p text:style-name="P11"/>
      <text:p text:style-name="P3"><text:span text:style-name="T19">1. </text:span><text:span text:style-name="T16">Cercles</text:span></text:p>
      <text:list xml:id="list1656845493" text:style-name="L3">
        <text:list-item>
          <text:p text:style-name="P13">Tracer le cercle de centre O et de rayon 10.</text:p>
        </text:list-item>
        <text:list-item>
          <text:p text:style-name="P21"><text:span text:style-name="T24">Tracer un segment </text:span><text:span text:style-name="T30">[</text:span><text:span text:style-name="T25">AB] de longueur 10 avec l’outil « Segment de longueur donnée ». </text:span><text:span text:style-name="T26">Avec l’outil « Milieu », créer le point D, milieu du segment [AB].</text:span><text:span text:style-name="T25"> </text:span><text:span text:style-name="T26">Avec l’outil compas, créer le cercle C, de centre D et de rayon AD. Qu’est ce que le segment [AB] pour le cercle C ?</text:span></text:p>
        </text:list-item>
        <text:list-item>
          <text:p text:style-name="P14">Placer les points E ; F ; G et H sur le cercle <text:span text:style-name="T31">C </text:span>et mesurer les distances DE ; DF ; DG et DH. Qu’observez-vous ? </text:p>
        </text:list-item>
        <text:list-item>
          <text:p text:style-name="P14"><text:soft-page-break/>Tracer le triangle ABE et mesurer ses angles. Qu’observez-vous ? Déplacer le point E sur le cercle C. Comment cela modifie-t-il les angles mesurés ?</text:p>
        </text:list-item>
      </text:list>
      <text:p text:style-name="P19"/>
      <text:p text:style-name="P3"><text:span text:style-name="T19">2. </text:span><text:span text:style-name="T16">Triangles</text:span></text:p>
      <text:list xml:id="list2405849719" text:style-name="L4">
        <text:list-item>
          <text:p text:style-name="P12">Tracer un triangle quelconque ABC ; un triangle DEF, rectangle en D ; un triangle GHI, isocèle en G ; et un triangle équilatéral JKL.</text:p>
          <text:p text:style-name="P25"><text:span text:style-name="T22">F</text:span><text:span text:style-name="T20">aire une capture d’écran avec ces quatre triangles et la coller dans votre document texte.</text:span></text:p>
        </text:list-item>
        <text:list-item>
          <text:p text:style-name="P22"><text:span text:style-name="T22">Tracer les trois hauteurs </text:span><text:span text:style-name="T21">dans le triangle ABC. Qu’observez-vous ? Faites bouger le point A de façon à obtenir un angle Â obtus. Qu’observez-vous alors ?</text:span></text:p>
        </text:list-item>
        <text:list-item>
          <text:p text:style-name="P22"><text:span text:style-name="T21">T</text:span><text:span text:style-name="T23">racer les trois médiatrices dans le triangle ABC. Qu’observez-vous ?</text:span></text:p>
        </text:list-item>
        <text:list-item>
          <text:p text:style-name="P23"><text:span text:style-name="T21">M</text:span><text:span text:style-name="T24">esurer les angles d</text:span><text:span text:style-name="T23">ans tous les triangles. Qu’observez-vous ? Vos observations restent-elles valables si vous modifiez les triangles (tout en gardant leurs caractéristiques : </text:span><text:span text:style-name="T22">DEF rectangle en D ; GHI isocèle en G </text:span><text:span text:style-name="T23">et JKL</text:span><text:span text:style-name="T22"> équilatéral</text:span><text:span text:style-name="T23">) ?</text:span></text:p>
        </text:list-item>
      </text:list>
      <text:p text:style-name="P15"/>
      <text:p text:style-name="P5"><text:span text:style-name="T28">3. </text:span><text:span text:style-name="T29">Quadrilatères</text:span></text:p>
      <text:list xml:id="list3024943140" text:style-name="L5">
        <text:list-item>
          <text:p text:style-name="P16">Tracer un rectangle ABCD, un losange EFGH et un carré IJKL.<text:line-break/>Tracer les diagonales de ces trois figures. Qu’observez-vous ?</text:p>
        </text:list-item>
        <text:list-item>
          <text:p text:style-name="P24"><text:span text:style-name="T23">Tracer un parallélogramme </text:span><text:span text:style-name="T27">M</text:span><text:span text:style-name="T23">N</text:span><text:span text:style-name="T27">OP et ses diagonales</text:span><text:span text:style-name="T25">. Qu’observez-vous 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day number:calendar="jewish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10">
      <number:day number:calendar="jewish"/>
      <number:text> </number:text>
      <number:month number:calendar="jewish" number:style="long" number:textual="true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50b9da"/>
    </style:style>
    <style:style style:name="MT4" style:family="text">
      <style:text-properties officeooo:rsid="004ce2e4"/>
    </style:style>
    <style:style style:name="MT5" style:family="text">
      <style:text-properties officeooo:rsid="005543c3"/>
    </style:style>
    <style:style style:name="MT6" style:family="text">
      <style:text-properties officeooo:rsid="0041a84b"/>
    </style:style>
    <style:style style:name="MT7" style:family="text">
      <style:text-properties officeooo:rsid="00538897"/>
    </style:style>
    <style:style style:name="MT8" style:family="text">
      <style:text-properties officeooo:rsid="004e345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4</text:span><text:span text:style-name="MT4"> – </text:span><text:span text:style-name="MT3">Figures usuelles</text:span><text:tab/><text:span text:style-name="MT5">TP GeoGebra </text:span><text:span text:style-name="MT6">- </text:span><text:span text:style-name="MT7">1</text:span><text:span text:style-name="MT5">0</text:span><text:span text:style-name="MT6">/</text:span><text:span text:style-name="MT8">1</text:span><text:span text:style-name="MT3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4T20:37:59.298145716</dc:date>
    <meta:editing-duration>PT10H34M51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431" meta:character-count="2455" meta:non-whitespace-character-count="2064"/>
  </office:meta>
</office:document-meta>
</file>